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.99mm"/>
    </style:style>
    <style:style style:name="co2" style:family="table-column">
      <style:table-column-properties fo:break-before="auto" style:column-width="28.36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4.22mm"/>
    </style:style>
    <style:style style:name="co5" style:family="table-column">
      <style:table-column-properties fo:break-before="auto" style:column-width="26.42mm"/>
    </style:style>
    <style:style style:name="co6" style:family="table-column">
      <style:table-column-properties fo:break-before="auto" style:column-width="27.8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CPU cycles</text:p>
          </table:table-cell>
          <table:table-cell office:value-type="string" calcext:value-type="string">
            <text:p>temps (msec)</text:p>
          </table:table-cell>
          <table:table-cell office:value-type="string" calcext:value-type="string">
            <text:p>Cache Hits (%)</text:p>
          </table:table-cell>
          <table:table-cell office:value-type="string" calcext:value-type="string">
            <text:p>Cache Miss (%)</text:p>
          </table:table-cell>
          <table:table-cell office:value-type="string" calcext:value-type="string">
            <text:p>Performace par rapport à l'ancien cycles de CPU (%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RISC</text:p>
          </table:table-cell>
          <table:table-cell table:style-name="ce3" office:value-type="string" calcext:value-type="string">
            <text:p>slow fixed</text:p>
          </table:table-cell>
          <table:table-cell table:style-name="ce3" office:value-type="float" office:value="334323372" calcext:value-type="float">
            <text:p>334323372</text:p>
          </table:table-cell>
          <table:table-cell table:style-name="ce3" office:value-type="float" office:value="1671.62" calcext:value-type="float">
            <text:p>1671.62</text:p>
          </table:table-cell>
          <table:table-cell table:style-name="ce3" office:value-type="float" office:value="80.32" calcext:value-type="float">
            <text:p>80.32</text:p>
          </table:table-cell>
          <table:table-cell table:style-name="ce3" office:value-type="float" office:value="19.68" calcext:value-type="float">
            <text:p>19.68</text:p>
          </table:table-cell>
          <table:table-cell table:style-name="ce5"/>
        </table:table-row>
        <table:table-row table:style-name="ro2">
          <table:covered-table-cell/>
          <table:table-cell office:value-type="string" calcext:value-type="string">
            <text:p>fast fixed (fused)</text:p>
          </table:table-cell>
          <table:table-cell office:value-type="float" office:value="302272110" calcext:value-type="float">
            <text:p>302272110</text:p>
          </table:table-cell>
          <table:table-cell office:value-type="float" office:value="1511.36" calcext:value-type="float">
            <text:p>1511.36</text:p>
          </table:table-cell>
          <table:table-cell office:value-type="float" office:value="84.06" calcext:value-type="float">
            <text:p>84.06</text:p>
          </table:table-cell>
          <table:table-cell office:value-type="float" office:value="15.94" calcext:value-type="float">
            <text:p>15.94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ast fixed (array)</text:p>
          </table:table-cell>
          <table:table-cell office:value-type="float" office:value="204851088" calcext:value-type="float">
            <text:p>204851088</text:p>
          </table:table-cell>
          <table:table-cell office:value-type="float" office:value="1024.26" calcext:value-type="float">
            <text:p>1024.26</text:p>
          </table:table-cell>
          <table:table-cell office:value-type="float" office:value="95.57" calcext:value-type="float">
            <text:p>95.57</text:p>
          </table:table-cell>
          <table:table-cell office:value-type="float" office:value="4.43" calcext:value-type="float">
            <text:p>4.4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ast fixed (short)</text:p>
          </table:table-cell>
          <table:table-cell office:value-type="float" office:value="204496883" calcext:value-type="float">
            <text:p>204496883</text:p>
          </table:table-cell>
          <table:table-cell office:value-type="float" office:value="1022.48" calcext:value-type="float">
            <text:p>1022.4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VLIW 2</text:p>
          </table:table-cell>
          <table:table-cell table:style-name="ce3" office:value-type="string" calcext:value-type="string">
            <text:p>slow fixed</text:p>
          </table:table-cell>
          <table:table-cell table:style-name="ce3" office:value-type="float" office:value="268806597" calcext:value-type="float">
            <text:p>268806597</text:p>
          </table:table-cell>
          <table:table-cell table:style-name="ce3" office:value-type="float" office:value="1344.03" calcext:value-type="float">
            <text:p>1344.03</text:p>
          </table:table-cell>
          <table:table-cell table:style-name="ce3" office:value-type="float" office:value="80.32" calcext:value-type="float">
            <text:p>80.32</text:p>
          </table:table-cell>
          <table:table-cell table:style-name="ce3" office:value-type="float" office:value="19.68" calcext:value-type="float">
            <text:p>19.68</text:p>
          </table:table-cell>
          <table:table-cell table:style-name="ce5" table:formula="of:=100-([.C6]*100 / [.C2])" office:value-type="float" office:value="19.5968276486515" calcext:value-type="float">
            <text:p>19.5968276487</text:p>
          </table:table-cell>
        </table:table-row>
        <table:table-row table:style-name="ro2">
          <table:covered-table-cell/>
          <table:table-cell office:value-type="string" calcext:value-type="string">
            <text:p>fast fixed (fused)</text:p>
          </table:table-cell>
          <table:table-cell office:value-type="float" office:value="192325610" calcext:value-type="float">
            <text:p>192325610</text:p>
          </table:table-cell>
          <table:table-cell office:value-type="float" office:value="961.628" calcext:value-type="float">
            <text:p>961.628</text:p>
          </table:table-cell>
          <table:table-cell office:value-type="float" office:value="87.74" calcext:value-type="float">
            <text:p>87.74</text:p>
          </table:table-cell>
          <table:table-cell office:value-type="float" office:value="12.26" calcext:value-type="float">
            <text:p>12.26</text:p>
          </table:table-cell>
          <table:table-cell table:formula="of:=100-([.C7]*100 / [.C3])" office:value-type="float" office:value="36.3733524737032" calcext:value-type="float">
            <text:p>36.3733524737</text:p>
          </table:table-cell>
        </table:table-row>
        <table:table-row table:style-name="ro2">
          <table:covered-table-cell/>
          <table:table-cell office:value-type="string" calcext:value-type="string">
            <text:p>fast fixed (array)</text:p>
          </table:table-cell>
          <table:table-cell office:value-type="float" office:value="137261994" calcext:value-type="float">
            <text:p>137261994</text:p>
          </table:table-cell>
          <table:table-cell office:value-type="float" office:value="686.31" calcext:value-type="float">
            <text:p>686.31</text:p>
          </table:table-cell>
          <table:table-cell office:value-type="float" office:value="95.57" calcext:value-type="float">
            <text:p>95.57</text:p>
          </table:table-cell>
          <table:table-cell office:value-type="float" office:value="4.43" calcext:value-type="float">
            <text:p>4.43</text:p>
          </table:table-cell>
          <table:table-cell table:formula="of:=100-([.C8]*100 / [.C4])" office:value-type="float" office:value="32.9942567842256" calcext:value-type="float">
            <text:p>32.9942567842</text:p>
          </table:table-cell>
        </table:table-row>
        <table:table-row table:style-name="ro3">
          <table:covered-table-cell/>
          <table:table-cell office:value-type="string" calcext:value-type="string">
            <text:p>fast fixed (short)</text:p>
          </table:table-cell>
          <table:table-cell office:value-type="float" office:value="129727085" calcext:value-type="float">
            <text:p>129727085</text:p>
          </table:table-cell>
          <table:table-cell office:value-type="float" office:value="648.635" calcext:value-type="float">
            <text:p>648.6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00-([.C9]*100 / [.C5])" office:value-type="float" office:value="36.5628057030092" calcext:value-type="float">
            <text:p>36.56280570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VLIW 4</text:p>
          </table:table-cell>
          <table:table-cell table:style-name="ce3" office:value-type="string" calcext:value-type="string">
            <text:p>slow fixed</text:p>
          </table:table-cell>
          <table:table-cell table:style-name="ce3" office:value-type="float" office:value="256720175" calcext:value-type="float">
            <text:p>256720175</text:p>
          </table:table-cell>
          <table:table-cell table:style-name="ce3" office:value-type="float" office:value="1283.6" calcext:value-type="float">
            <text:p>1283.6</text:p>
          </table:table-cell>
          <table:table-cell table:style-name="ce3" office:value-type="float" office:value="80.59" calcext:value-type="float">
            <text:p>80.59</text:p>
          </table:table-cell>
          <table:table-cell table:style-name="ce3" office:value-type="float" office:value="19.41" calcext:value-type="float">
            <text:p>19.41</text:p>
          </table:table-cell>
          <table:table-cell table:style-name="ce5" table:formula="of:=100-([.C10]*100 / [.C6])" office:value-type="float" office:value="4.49632640526303" calcext:value-type="float">
            <text:p>4.4963264053</text:p>
          </table:table-cell>
        </table:table-row>
        <table:table-row table:style-name="ro2">
          <table:covered-table-cell/>
          <table:table-cell office:value-type="string" calcext:value-type="string">
            <text:p>fast fixed (fused)</text:p>
          </table:table-cell>
          <table:table-cell office:value-type="float" office:value="169120408" calcext:value-type="float">
            <text:p>169120408</text:p>
          </table:table-cell>
          <table:table-cell office:value-type="float" office:value="845.602" calcext:value-type="float">
            <text:p>845.602</text:p>
          </table:table-cell>
          <table:table-cell office:value-type="float" office:value="87.88" calcext:value-type="float">
            <text:p>87.88</text:p>
          </table:table-cell>
          <table:table-cell office:value-type="float" office:value="12.12" calcext:value-type="float">
            <text:p>12.12</text:p>
          </table:table-cell>
          <table:table-cell table:formula="of:=100-([.C11]*100 / [.C7])" office:value-type="float" office:value="12.0655808656996" calcext:value-type="float">
            <text:p>12.0655808657</text:p>
          </table:table-cell>
        </table:table-row>
        <table:table-row table:style-name="ro1">
          <table:covered-table-cell/>
          <table:table-cell office:value-type="string" calcext:value-type="string">
            <text:p>fast fixed (array)</text:p>
          </table:table-cell>
          <table:table-cell office:value-type="float" office:value="113215768" calcext:value-type="float">
            <text:p>113215768</text:p>
          </table:table-cell>
          <table:table-cell office:value-type="float" office:value="566.079" calcext:value-type="float">
            <text:p>566.079</text:p>
          </table:table-cell>
          <table:table-cell office:value-type="float" office:value="95.63" calcext:value-type="float">
            <text:p>95.63</text:p>
          </table:table-cell>
          <table:table-cell table:style-name="ce4" office:value-type="float" office:value="4.37" calcext:value-type="float">
            <text:p>4.37</text:p>
          </table:table-cell>
          <table:table-cell table:formula="of:=100-([.C12]*100 / [.C8])" office:value-type="float" office:value="17.5184880382839" calcext:value-type="float">
            <text:p>17.5184880383</text:p>
          </table:table-cell>
        </table:table-row>
        <table:table-row table:style-name="ro3">
          <table:covered-table-cell table:style-name="Default"/>
          <table:table-cell office:value-type="string" calcext:value-type="string">
            <text:p>fast fixed (short)</text:p>
          </table:table-cell>
          <table:table-cell office:value-type="float" office:value="102612067" calcext:value-type="float">
            <text:p>102612067</text:p>
          </table:table-cell>
          <table:table-cell office:value-type="float" office:value="513.06" calcext:value-type="float">
            <text:p>513.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00-([.C13]*100 / [.C9])" office:value-type="float" office:value="20.9015858176417" calcext:value-type="float">
            <text:p>20.9015858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12:50:44.502019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1:25:55.274244477</meta:creation-date>
    <dc:date>2015-04-10T12:55:00.368367084</dc:date>
    <meta:editing-duration>PT1H57M7S</meta:editing-duration>
    <meta:editing-cycles>33</meta:editing-cycles>
    <meta:generator>LibreOffice/4.4.1.2$Linux_X86_64 LibreOffice_project/40m0$Build-2</meta:generator>
    <meta:document-statistic meta:table-count="1" meta:cell-count="76" meta:object-count="0"/>
  </office:meta>
</office:document-meta>
</file>